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Mean followers of haters" table:style-name="ta1">
        <table:shapes>
          <draw:frame draw:z-index="0" draw:style-name="gr1" draw:text-style-name="P1" svg:width="6.2988in" svg:height="3.5429in" svg:x="7.8953in" svg:y="0.0394in">
            <draw:object draw:notify-on-update-of-ranges="'summary_counter_defer_Mean followers of haters'.A1:'summary_counter_defer_Mean followers of haters'.A1 'summary_counter_defer_Mean followers of haters'.A2:'summary_counter_defer_Mean followers of haters'.A6 'summary_counter_defer_Mean followers of haters'.B1:'summary_counter_defer_Mean followers of haters'.B1 'summary_counter_defer_Mean followers of haters'.B2:'summary_counter_defer_Mean followers of haters'.B6 'summary_counter_defer_Mean followers of haters'.C1:'summary_counter_defer_Mean followers of haters'.C1 'summary_counter_defer_Mean followers of haters'.C2:'summary_counter_defer_Mean followers of haters'.C6 'summary_counter_defer_Mean followers of haters'.D1:'summary_counter_defer_Mean followers of haters'.D1 'summary_counter_defer_Mean followers of haters'.D2:'summary_counter_defer_Mean followers of haters'.D6 'summary_counter_defer_Mean followers of haters'.E1:'summary_counter_defer_Mean followers of haters'.E1 'summary_counter_defer_Mean followers of haters'.E2:'summary_counter_defer_Mean followers of haters'.E6 'summary_counter_defer_Mean followers of haters'.F1:'summary_counter_defer_Mean followers of haters'.F1 'summary_counter_defer_Mean followers of haters'.F2:'summary_counter_defer_Mean followers of haters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32311369196739" calcext:value-type="float">
            <text:p>2.32311369196739</text:p>
          </table:table-cell>
          <table:table-cell office:value-type="float" office:value="2.43722923873377" calcext:value-type="float">
            <text:p>2.43722923873377</text:p>
          </table:table-cell>
          <table:table-cell office:value-type="float" office:value="2.53442286698641" calcext:value-type="float">
            <text:p>2.53442286698641</text:p>
          </table:table-cell>
          <table:table-cell office:value-type="float" office:value="2.50547303629684" calcext:value-type="float">
            <text:p>2.50547303629684</text:p>
          </table:table-cell>
          <table:table-cell office:value-type="float" office:value="2.344732171573" calcext:value-type="float">
            <text:p>2.34473217157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32237750632844" calcext:value-type="float">
            <text:p>2.32237750632844</text:p>
          </table:table-cell>
          <table:table-cell office:value-type="float" office:value="2.48926322274053" calcext:value-type="float">
            <text:p>2.48926322274053</text:p>
          </table:table-cell>
          <table:table-cell office:value-type="float" office:value="2.43380445586866" calcext:value-type="float">
            <text:p>2.43380445586866</text:p>
          </table:table-cell>
          <table:table-cell office:value-type="float" office:value="2.49382531279016" calcext:value-type="float">
            <text:p>2.49382531279016</text:p>
          </table:table-cell>
          <table:table-cell office:value-type="float" office:value="2.2651492774789" calcext:value-type="float">
            <text:p>2.26514927747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38107784338602" calcext:value-type="float">
            <text:p>2.38107784338602</text:p>
          </table:table-cell>
          <table:table-cell office:value-type="float" office:value="2.50842192937642" calcext:value-type="float">
            <text:p>2.50842192937642</text:p>
          </table:table-cell>
          <table:table-cell office:value-type="float" office:value="2.73833828598617" calcext:value-type="float">
            <text:p>2.73833828598617</text:p>
          </table:table-cell>
          <table:table-cell office:value-type="float" office:value="2.54114290675957" calcext:value-type="float">
            <text:p>2.54114290675957</text:p>
          </table:table-cell>
          <table:table-cell office:value-type="float" office:value="2.33657274197918" calcext:value-type="float">
            <text:p>2.336572741979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39177134819805" calcext:value-type="float">
            <text:p>2.39177134819805</text:p>
          </table:table-cell>
          <table:table-cell office:value-type="float" office:value="2.54211620848674" calcext:value-type="float">
            <text:p>2.54211620848674</text:p>
          </table:table-cell>
          <table:table-cell office:value-type="float" office:value="2.43297714403662" calcext:value-type="float">
            <text:p>2.43297714403662</text:p>
          </table:table-cell>
          <table:table-cell office:value-type="float" office:value="2.46434138460662" calcext:value-type="float">
            <text:p>2.46434138460662</text:p>
          </table:table-cell>
          <table:table-cell office:value-type="float" office:value="2.37048524634521" calcext:value-type="float">
            <text:p>2.3704852463452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59494695094229" calcext:value-type="float">
            <text:p>2.59494695094229</text:p>
          </table:table-cell>
          <table:table-cell office:value-type="float" office:value="2.65579639381196" calcext:value-type="float">
            <text:p>2.65579639381196</text:p>
          </table:table-cell>
          <table:table-cell office:value-type="float" office:value="2.51068566428849" calcext:value-type="float">
            <text:p>2.51068566428849</text:p>
          </table:table-cell>
          <table:table-cell office:value-type="float" office:value="2.55722832298406" calcext:value-type="float">
            <text:p>2.55722832298406</text:p>
          </table:table-cell>
          <table:table-cell office:value-type="float" office:value="2.42584089270335" calcext:value-type="float">
            <text:p>2.42584089270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7T21:38:30.633674050</dc:date>
    <meta:editing-duration>PT3M35S</meta:editing-duration>
    <meta:editing-cycles>1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.2" chart:maximum="2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Mean followers of haters'.A1:'summary_counter_defer_Mean followers of haters'.F6" chart:data-source-has-labels="both" svg:x="1.331cm" svg:y="0.18cm" svg:width="12.264cm" svg:height="7.659cm">
          <chart:coordinate-region svg:x="2.058cm" svg:y="0.38cm" svg:width="11.297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Mean followers of haters'.A2:'summary_counter_defer_Mean followers of haters'.A6"/>
          </chart:axis>
          <chart:axis chart:dimension="y" chart:name="primary-y" chart:style-name="ch6">
            <chart:title svg:x="0.451cm" svg:y="5.826cm" chart:style-name="ch7">
              <text:p>mean followers of haters</text:p>
            </chart:title>
            <chart:grid chart:style-name="ch8" chart:class="major"/>
          </chart:axis>
          <chart:series chart:style-name="ch9" chart:values-cell-range-address="'summary_counter_defer_Mean followers of haters'.B2:'summary_counter_defer_Mean followers of haters'.B6" chart:label-cell-address="'summary_counter_defer_Mean followers of haters'.B1:'summary_counter_defer_Mean followers of haters'.B1" chart:class="chart:line">
            <chart:data-point chart:repeated="5"/>
          </chart:series>
          <chart:series chart:style-name="ch10" chart:values-cell-range-address="'summary_counter_defer_Mean followers of haters'.C2:'summary_counter_defer_Mean followers of haters'.C6" chart:label-cell-address="'summary_counter_defer_Mean followers of haters'.C1:'summary_counter_defer_Mean followers of haters'.C1" chart:class="chart:line">
            <chart:data-point chart:repeated="5"/>
          </chart:series>
          <chart:series chart:style-name="ch11" chart:values-cell-range-address="'summary_counter_defer_Mean followers of haters'.D2:'summary_counter_defer_Mean followers of haters'.D6" chart:label-cell-address="'summary_counter_defer_Mean followers of haters'.D1:'summary_counter_defer_Mean followers of haters'.D1" chart:class="chart:line">
            <chart:data-point chart:repeated="5"/>
          </chart:series>
          <chart:series chart:style-name="ch12" chart:values-cell-range-address="'summary_counter_defer_Mean followers of haters'.E2:'summary_counter_defer_Mean followers of haters'.E6" chart:label-cell-address="'summary_counter_defer_Mean followers of haters'.E1:'summary_counter_defer_Mean followers of haters'.E1" chart:class="chart:line">
            <chart:data-point chart:repeated="5"/>
          </chart:series>
          <chart:series chart:style-name="ch13" chart:values-cell-range-address="'summary_counter_defer_Mean followers of haters'.F2:'summary_counter_defer_Mean followers of haters'.F6" chart:label-cell-address="'summary_counter_defer_Mean followers of haters'.F1:'summary_counter_defer_Mean followers of haters'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Mean followers of haters'.B1:'summary_counter_defer_Mean followers of haters'.B1</svg:desc>
                </draw:g>
              </table:table-cell>
              <table:table-cell office:value-type="string">
                <text:p>500</text:p>
                <draw:g>
                  <svg:desc>'summary_counter_defer_Mean followers of haters'.C1:'summary_counter_defer_Mean followers of haters'.C1</svg:desc>
                </draw:g>
              </table:table-cell>
              <table:table-cell office:value-type="string">
                <text:p>1000</text:p>
                <draw:g>
                  <svg:desc>'summary_counter_defer_Mean followers of haters'.D1:'summary_counter_defer_Mean followers of haters'.D1</svg:desc>
                </draw:g>
              </table:table-cell>
              <table:table-cell office:value-type="string">
                <text:p>2000</text:p>
                <draw:g>
                  <svg:desc>'summary_counter_defer_Mean followers of haters'.E1:'summary_counter_defer_Mean followers of haters'.E1</svg:desc>
                </draw:g>
              </table:table-cell>
              <table:table-cell office:value-type="string">
                <text:p>5000</text:p>
                <draw:g>
                  <svg:desc>'summary_counter_defer_Mean followers of haters'.F1:'summary_counter_defer_Mean followers of haters'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summary_counter_defer_Mean followers of haters'.A2:'summary_counter_defer_Mean followers of haters'.A6</svg:desc>
                </draw:g>
              </table:table-cell>
              <table:table-cell office:value-type="float" office:value="2.32311369196739">
                <text:p>2.32311369196739</text:p>
                <draw:g>
                  <svg:desc>'summary_counter_defer_Mean followers of haters'.B2:'summary_counter_defer_Mean followers of haters'.B6</svg:desc>
                </draw:g>
              </table:table-cell>
              <table:table-cell office:value-type="float" office:value="2.43722923873377">
                <text:p>2.43722923873377</text:p>
                <draw:g>
                  <svg:desc>'summary_counter_defer_Mean followers of haters'.C2:'summary_counter_defer_Mean followers of haters'.C6</svg:desc>
                </draw:g>
              </table:table-cell>
              <table:table-cell office:value-type="float" office:value="2.53442286698641">
                <text:p>2.53442286698641</text:p>
                <draw:g>
                  <svg:desc>'summary_counter_defer_Mean followers of haters'.D2:'summary_counter_defer_Mean followers of haters'.D6</svg:desc>
                </draw:g>
              </table:table-cell>
              <table:table-cell office:value-type="float" office:value="2.50547303629684">
                <text:p>2.50547303629684</text:p>
                <draw:g>
                  <svg:desc>'summary_counter_defer_Mean followers of haters'.E2:'summary_counter_defer_Mean followers of haters'.E6</svg:desc>
                </draw:g>
              </table:table-cell>
              <table:table-cell office:value-type="float" office:value="2.344732171573">
                <text:p>2.344732171573</text:p>
                <draw:g>
                  <svg:desc>'summary_counter_defer_Mean followers of haters'.F2:'summary_counter_defer_Mean followers of haters'.F6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32237750632844">
                <text:p>2.32237750632844</text:p>
              </table:table-cell>
              <table:table-cell office:value-type="float" office:value="2.48926322274053">
                <text:p>2.48926322274053</text:p>
              </table:table-cell>
              <table:table-cell office:value-type="float" office:value="2.43380445586866">
                <text:p>2.43380445586866</text:p>
              </table:table-cell>
              <table:table-cell office:value-type="float" office:value="2.49382531279016">
                <text:p>2.49382531279016</text:p>
              </table:table-cell>
              <table:table-cell office:value-type="float" office:value="2.2651492774789">
                <text:p>2.265149277478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38107784338602">
                <text:p>2.38107784338602</text:p>
              </table:table-cell>
              <table:table-cell office:value-type="float" office:value="2.50842192937642">
                <text:p>2.50842192937642</text:p>
              </table:table-cell>
              <table:table-cell office:value-type="float" office:value="2.73833828598617">
                <text:p>2.73833828598617</text:p>
              </table:table-cell>
              <table:table-cell office:value-type="float" office:value="2.54114290675957">
                <text:p>2.54114290675957</text:p>
              </table:table-cell>
              <table:table-cell office:value-type="float" office:value="2.33657274197918">
                <text:p>2.3365727419791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39177134819805">
                <text:p>2.39177134819805</text:p>
              </table:table-cell>
              <table:table-cell office:value-type="float" office:value="2.54211620848674">
                <text:p>2.54211620848674</text:p>
              </table:table-cell>
              <table:table-cell office:value-type="float" office:value="2.43297714403662">
                <text:p>2.43297714403662</text:p>
              </table:table-cell>
              <table:table-cell office:value-type="float" office:value="2.46434138460662">
                <text:p>2.46434138460662</text:p>
              </table:table-cell>
              <table:table-cell office:value-type="float" office:value="2.37048524634521">
                <text:p>2.3704852463452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59494695094229">
                <text:p>2.59494695094229</text:p>
              </table:table-cell>
              <table:table-cell office:value-type="float" office:value="2.65579639381196">
                <text:p>2.65579639381196</text:p>
              </table:table-cell>
              <table:table-cell office:value-type="float" office:value="2.51068566428849">
                <text:p>2.51068566428849</text:p>
              </table:table-cell>
              <table:table-cell office:value-type="float" office:value="2.55722832298406">
                <text:p>2.55722832298406</text:p>
              </table:table-cell>
              <table:table-cell office:value-type="float" office:value="2.42584089270335">
                <text:p>2.42584089270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